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ListElementImpl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Lis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ListElementImpl.getCo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UList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ListElementImpl.HTMLULis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